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apple-system, 'Helvetica Neue', Helvetica, Roboto, Arial, sans-serif"/>
  </office:font-face-decls>
  <office:automatic-styles>
    <style:style style:name="P1" style:family="paragraph" style:parent-style-name="Standard">
      <style:text-properties officeooo:rsid="00046b8f" officeooo:paragraph-rsid="00046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: Análise de Qualidade </text:p>
      <text:p text:style-name="Standard"/>
      <text:p text:style-name="Standard">Produto: Tênis Nike Air Max Ap Masculino</text:p>
      <text:p text:style-name="Standard"/>
      <text:p text:style-name="Standard">Descrição: </text:p>
      <text:p text:style-name="Standard">Com design elegante e esportivo, o Nike Air Max AP reúne o passado e o presente em um conforto de primeira. Detalhes da herança remetem ao Air Max 97, enquanto a parte de cima simplificada e a entressola mais macia garantem um toque moderno. Com design de perfil baixo, gola de felpa acolchoada, tela ventilada e palmilha confortável, esse tênis é perfeito para usar com qualquer outfit.</text:p>
      <text:p text:style-name="Standard"/>
      <text:p text:style-name="Standard">Benefícios: </text:p>
      <text:p text:style-name="Standard">O couro premium e a tela ventilada na parte de cima dão um toque de estilo retrô, mantendo o tênis leve e confortável. Desenvolvida originalmente para corridas de desempenho, a inovadora unidade Air de comprimento total exibe um perfil mais baixo para criar um look elegante e adicionar uma nova sensação que você precisa experimentar. A entressola de espuma é extremamente macia e adiciona amortecimento a cada passo. A sola de borracha oferece tração e durabilidade.</text:p>
      <text:p text:style-name="Standard"/>
      <text:p text:style-name="Standard">Detalhes do produto: </text:p>
      <text:p text:style-name="Standard">Perfurações reflexivas e marca no calcanhar e na ponta dos pés. Não se destina ao uso como equipamento de proteção individual (EPI) Swoosh em TPU Palmilha confortável Puxador</text:p>
      <text:p text:style-name="Standard"/>
      <text:p text:style-name="Standard">Origens do Nike Air Max: </text:p>
      <text:p text:style-name="Standard">A revolucionária tecnologia Air apareceu pela primeira vez nos calçados Nike em 1978. Em 1987, o Air Max 1 estreou com a tecnologia Air visível no seu calcanhar, permitindo que os fãs não só sentissem o amortecimento do Air, mas pudessem vê-lo. Desde então, cada nova geração do Air Max tem sido uma sensação entre atletas e colecionadores, oferecendo combinações impressionantes de cor e um amortecimento confiável e leve.</text:p>
      <text:p text:style-name="Standard"/>
      <text:p text:style-name="Standard">Características principais:</text:p>
      <text:p text:style-name="Standard">Marca: Nike</text:p>
      <text:p text:style-name="Standard">Linha: Air Max</text:p>
      <text:p text:style-name="Standard">Modelo: AP</text:p>
      <text:p text:style-name="Standard">Gênero: Homem</text:p>
      <text:p text:style-name="Standard">Idade: Adultos</text:p>
      <text:p text:style-name="Standard">Cor: Cinza</text:p>
      <text:p text:style-name="Standard"/>
      <text:p text:style-name="Standard">Características do produto:</text:p>
      <text:p text:style-name="Standard">Estilo: Urbano</text:p>
      <text:p text:style-name="Standard">Materiais do exterior: Couro, Malha</text:p>
      <text:p text:style-name="Standard">Tipo de ajuste: Cadarços</text:p>
      <text:p text:style-name="Standard">Esportes recomendados: casual</text:p>
      <text:p text:style-name="Standard">Materiais da sola: Borracha</text:p>
      <text:p text:style-name="P1">Tamanhos: 38 ao 44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apple-system, 'Helvetica Neue', Helvetica, 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21:04:15.047000000</meta:creation-date>
    <dc:date>2022-02-12T21:08:15.433000000</dc:date>
    <meta:editing-duration>PT4M7S</meta:editing-duration>
    <meta:editing-cycles>1</meta:editing-cycles>
    <meta:document-statistic meta:table-count="0" meta:image-count="0" meta:object-count="0" meta:page-count="1" meta:paragraph-count="24" meta:word-count="301" meta:character-count="1867" meta:non-whitespace-character-count="1584"/>
    <meta:generator>LibreOffice/7.2.3.2$Windows_X86_64 LibreOffice_project/d166454616c1632304285822f9c83ce2e660fd92</meta:generator>
  </office:meta>
</office:document-meta>
</file>